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in Modern Roman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28cm" draw:marker-end-width="0.28cm" draw:textarea-horizontal-align="justify" draw:textarea-vertical-align="middle" draw:auto-grow-height="false" fo:min-height="0.646cm" fo:min-width="0.396cm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cm" svg:height="1.5cm" svg:x="0.25cm" svg:y="0.2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in Modern Roman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atin Modern Roman" fo:font-family="'Latin Modern Roman'" style:font-style-name="Regular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atin Modern Roman" fo:font-family="'Latin Modern Roman'" style:font-style-name="Regular" style:font-pitch="variable" fo:font-size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6T11:40:39.157954561</meta:creation-date>
    <dc:date>2023-05-16T13:16:40.145717369</dc:date>
    <meta:editing-duration>PT36M28S</meta:editing-duration>
    <meta:editing-cycles>9</meta:editing-cycles>
    <meta:generator>LibreOffice/7.3.7.2$Linux_X86_64 LibreOffice_project/30$Build-2</meta:generator>
    <meta:document-statistic meta:object-count="1"/>
  </office:meta>
</office:document-meta>
</file>